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text-properties officeooo:rsid="00222c14" officeooo:paragraph-rsid="00222c14"/>
    </style:style>
    <style:style style:name="P3" style:family="paragraph" style:parent-style-name="Text_20_body">
      <style:text-properties officeooo:rsid="00222c14" officeooo:paragraph-rsid="00222c14"/>
    </style:style>
    <style:style style:name="P4" style:family="paragraph" style:parent-style-name="Heading_20_3">
      <style:text-properties officeooo:rsid="00249368" officeooo:paragraph-rsid="00249368"/>
    </style:style>
    <style:style style:name="P5" style:family="paragraph" style:parent-style-name="Text_20_body">
      <style:text-properties officeooo:paragraph-rsid="00249368"/>
    </style:style>
    <style:style style:name="P6" style:family="paragraph" style:parent-style-name="Text_20_body">
      <style:text-properties officeooo:paragraph-rsid="002642d1"/>
    </style:style>
    <style:style style:name="P7" style:family="paragraph" style:parent-style-name="Heading_20_3">
      <style:text-properties officeooo:rsid="002642d1" officeooo:paragraph-rsid="002642d1"/>
    </style:style>
    <style:style style:name="P8" style:family="paragraph" style:parent-style-name="Heading_20_1">
      <style:text-properties officeooo:rsid="00229d0f" officeooo:paragraph-rsid="00229d0f"/>
    </style:style>
    <style:style style:name="P9" style:family="paragraph" style:parent-style-name="Text_20_body">
      <style:text-properties officeooo:rsid="00229d0f" officeooo:paragraph-rsid="00229d0f"/>
    </style:style>
    <style:style style:name="P10" style:family="paragraph" style:parent-style-name="Heading_20_3">
      <style:text-properties officeooo:rsid="0027a9ea" officeooo:paragraph-rsid="0027a9ea"/>
    </style:style>
    <style:style style:name="P11" style:family="paragraph" style:parent-style-name="Text_20_body">
      <style:text-properties officeooo:paragraph-rsid="0027a9ea"/>
    </style:style>
    <style:style style:name="P12" style:family="paragraph" style:parent-style-name="Heading_20_1">
      <style:text-properties officeooo:paragraph-rsid="00229d0f"/>
    </style:style>
    <style:style style:name="P13" style:family="paragraph" style:parent-style-name="Text_20_body">
      <style:text-properties officeooo:paragraph-rsid="002f3383"/>
    </style:style>
    <style:style style:name="P14" style:family="paragraph" style:parent-style-name="Heading_20_1">
      <style:text-properties style:text-underline-style="none" fo:font-weight="bold" officeooo:rsid="00229d0f" officeooo:paragraph-rsid="00229d0f" style:font-weight-asian="bold" style:font-weight-complex="bold"/>
    </style:style>
    <style:style style:name="P15" style:family="paragraph" style:parent-style-name="Text_20_body">
      <style:text-properties officeooo:paragraph-rsid="00229d0f"/>
    </style:style>
    <style:style style:name="P16" style:family="paragraph" style:parent-style-name="Text_20_body">
      <style:text-properties officeooo:rsid="00229d0f"/>
    </style:style>
    <style:style style:name="T1" style:family="text">
      <style:text-properties officeooo:rsid="002ab855"/>
    </style:style>
    <style:style style:name="T2" style:family="text">
      <style:text-properties officeooo:rsid="0026135d"/>
    </style:style>
    <style:style style:name="T3" style:family="text">
      <style:text-properties officeooo:rsid="002642d1"/>
    </style:style>
    <style:style style:name="T4" style:family="text">
      <style:text-properties officeooo:rsid="0027a9ea"/>
    </style:style>
    <style:style style:name="T5" style:family="text">
      <style:text-properties officeooo:rsid="0028946c"/>
    </style:style>
    <style:style style:name="T6" style:family="text">
      <style:text-properties officeooo:rsid="00292c9a"/>
    </style:style>
    <style:style style:name="T7" style:family="text">
      <style:text-properties officeooo:rsid="002a34e8"/>
    </style:style>
    <style:style style:name="T8" style:family="text">
      <style:text-properties officeooo:rsid="002c85ec"/>
    </style:style>
    <style:style style:name="T9" style:family="text">
      <style:text-properties officeooo:rsid="002da3d4"/>
    </style:style>
    <style:style style:name="T10" style:family="text">
      <style:text-properties officeooo:rsid="002f3383"/>
    </style:style>
    <style:style style:name="T11" style:family="text">
      <style:text-properties officeooo:rsid="002fd0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sUnix</text:p>
      <text:p text:style-name="P1">Oier Elortondo</text:p>
      <text:h text:style-name="P2" text:outline-level="1">Sarrera</text:h>
      <text:h text:style-name="P2" text:outline-level="1">Main.c</text:h>
      <text:p text:style-name="P3">Main.c fitxategia CasUnix sistemaren funtzio nagusia eta hasieratzailea da. Fitxategi honek sistema osoaren exekuzioa kudeatzen du, hasieratik amaiera arte. Lehenik eta behin, sistemaren oinarrizko osagaiak konfiguratzen ditu, ondoren hariak sortzen ditu, eta azkenik exekuzio ziklikoa martxan jartzen du. Fitxategia main() funtzio bakarrarekin osatuta dago.</text:p>
      <text:h text:style-name="P4" text:outline-level="3">Aldagai Globalen Deklarazioa</text:h>
      <text:p text:style-name="P5">Fitxategiak hainbat aldagai global ditu, sistemaren sinkronizazioa kudeatzeko ezinbestekoak direnak. Lehenik, pthread liburutegiko mutexak eta condition <text:span text:style-name="T1">aldagaiak</text:span> daude. MutexS aldagaiak scheduler-aren sarbidea kontrolatzen du, eta mutex aldagaiak erlojuaren eta tenporizadoreen arteko sinkronizazioa kudeatzen du. Condition <text:span text:style-name="T1">aldagaiak</text:span> hariak blokeatzen eta esnatzen dituzte behar denean. </text:p>
      <text:p text:style-name="P5">Kontrol-aldagaiei dagokienez, TempCont aldagaiak zenbat tenporizadore erabiliko diren zehazten du, kasu honetan bi. SistemaAmaitu aldagaia zero balioarekin hasten da eta bat bihurtzen da sistema amaitu behar denean. Done aldagaiak zenbat tenporizadore esnatu diren kontatzen du tick bakoitzean.</text:p>
      <text:h text:style-name="Heading_20_3" text:outline-level="3">Main Funtzioaren Hasieraketa</text:h>
      <text:p text:style-name="Text_20_body">Main funtzioa exekutatzen hasten denean, lehenik eta behin ausazko zenbakien sortzailea hasieratzen du srand funtzioarekin, uneko denbora erabiliz. Hau garrantzitsua da sistema osoan ausazkotasuna behar delako, hala nola prozesu bakoitzaren hasierako garrantzia zehazteko edo jokoen emaitzak kalkulatzeko. Ondoren, ready prozesuen ilara hasieratzen du lehena eta azkena NULL balioekin, ilara hutsik dagoela adierazteko.</text:p>
      <text:h text:style-name="Heading_20_3" text:outline-level="3">Memoria Sistemaren Hasieraketa</text:h>
      <text:p text:style-name="Text_20_body">Sistemaren memoria fisikoa hasieratzen da memoriaHasieratu funtzioari deituz. Funtzio honek hamaseiko megabyte esleitzen ditu calloc erabiliz, memoria guztia zeroz hasieratuz. Memoria bi zati nagusitan banatzen da: kernel memoria, zero helbidean hasten dena eta megabyte bat okupatzen duena, eta user memoria, megabyte batetik hamaseiko megabyteetara doana. Kernel memorian orri-taulak gordeko dira, eta user memorian programen kodea eta datuak. Hasieraketa hau egitean, sistemak pantailan mezuak erakusten ditu memoria zuzen konfiguratu dela baieztatzeko.</text:p>
      <text:h text:style-name="Heading_20_3" text:outline-level="3">CPU eta Hardware Hariak</text:h>
      <text:p text:style-name="Text_20_body">CPUaren konfigurazioa ezinbestekoa da sistemaren exekuziorako. Bi core eta core bakoitzeko bi hardware hari konfiguratzen dira, guztira lau hari osatuz. CpuHasieratu funtzioari deituz gero, funtzio honek CPU egitura dinamikoki alokatzen du eta core bakoitza konfiguratzen du bere <text:soft-page-break/>hariekin. Hari bakoitzak bere MMU bat, TLB bat, PTBR erregistroa, PC erregistroa, IR erregistroa eta hamaseiko erregistro orokor ditu. Hasieran hari guztiak libre egoeran daude, PCB bat esleitu arte. Gainera, hariakIlara array-a sortzen da, round-robin algoritmoa erabiliz hariak antolatzeko.</text:p>
      <text:h text:style-name="Heading_20_3" text:outline-level="3">Programen Karga</text:h>
      <text:p text:style-name="Text_20_body">Berrogeita hamar programa kargatzen dira prometheus direktorioko elf fitxategietatik. For bukle batek prog000.elf-tik prog049.elf-ra fitxategi guztiak irakurtzen ditu. Programa bakoitzarentzat, lehenik garrantzia ausazkoa zehazten da bat eta hamar artean, eta gero programaKargatu funtzioari deituz, funtzio honek PCB bat sortzen du, orri-taula bat sortzen du kernel memorian, elf fitxategiaren edukia irakurtzen du bereiziz text segmentua eta data segmentua, memoria fisikoan kopiatzen du code eta data, orri-taula betetzen du frame fisikoekin, eta azkenik PCB berria ready ilarara sartzen du garrantziaren arabera ordenatuta.</text:p>
      <text:p text:style-name="Text_20_body">Programa bakoitza kargatzen denean, pantailan informazio xehatua agertzen da. Lehen lerroan programa zein fitxategitik datorren eta zein PID esleitu zaion erakusten da. Ondoren, orri-taularen helbide fisikoa adierazten da, eta gero code eta data segmentuen hasierako helbideak, birtualak eta fisikoak. Amaitzeko, memoria dump bat erakusten da segmentu bakoitzaren edukiarekin, agindu guztiak code segmentuan eta datu guztiak data segmentuan.</text:p>
      <text:h text:style-name="Heading_20_3" text:outline-level="3">Orri-Taulen Bistaratzea</text:h>
      <text:p text:style-name="Text_20_body">Programa guztiak kargatu ondoren, orriTaulakGuztiakPantailaratu funtzioari deitzen zaio. Funtzio honek ready ilaran dauden prozesu guztien orri-taulak bistaratzen ditu pantailan. Prozesu bakoitzarentzat, orri-taularen oinarri-helbidea erakusten da, taularen tamaina byte-tan eta sarrera kopuruan, eta balio duten sarrera bakoitzaren xehetasunak. Sarrera bakoitzak frame fisikoa, baliozkotasun bita, dirty bita eta erreferentzia bita erakusten ditu. Informazio hau erabilgarria da sistemak memoria nola kudeatzen duen ikusteko.</text:p>
      <text:h text:style-name="Heading_20_3" text:outline-level="3">Itxaron Denbora</text:h>
      <text:p text:style-name="Text_20_body">Konfigurazio guztia egin ondoren, sistemak hiru segunduz gelditzen da. Denbora hau erabiltzaileari ematen zaio hasierako konfigurazioa ondo ikusi dezan exekuzioa hasi baino lehen. Modu honetan, erabiltzaileak prozesu guztiak behar bezala kargatu direla egiaztatu dezake, memoria zuzen banatu dela ikusi dezake, eta CPUaren konfigurazioa egokia dela ziurtatu dezake. <text:span text:style-name="T2">Denbora gehiago behar badu erabiltzaileak programa guztiz gelditu ahal du Ctrl+C tekla konbinazioa eginez.</text:span></text:p>
      <text:h text:style-name="Heading_20_3" text:outline-level="3">Exekuzioaren Hasiera</text:h>
      <text:p text:style-name="P6">Sistema exekutatzen hasteko, hainbat hari sortu behar dira. Lehenengo haria scheduler-a da, <text:span text:style-name="T3">hari</text:span> honek ready ilaratik prozesuak hartzen ditu eta Dispatcher-era bidaltzen ditu CPUan exekutatzeko. Bigarren haria erlojua da, <text:span text:style-name="T3">e</text:span>rlojuak tick-ak sortzen ditu eta tenporizadoreen sinkronizazioa koordinatzen du.</text:p>
      <text:p text:style-name="P6">Ondoren, bi tenporizadore hari sortzen dira. bakoitzari bere identifikadorea eta maiztasuna <text:span text:style-name="T3">esleitzen zaio (identifikadorea erabiltzen da erlojua.c-ko tenporizadore funtzioak ze tenporizadorek ze lan egin behar duen jakiteko)</text:span>. Lehenengo tenporizadoreak hiru tick-ean behin scheduler-ari deitzen dio, eta bigarrenak tick bakoitzean CPU-ko hari guztiak exekutatzen ditu.</text:p>
      <text:h text:style-name="P7" text:outline-level="3"><text:soft-page-break/>Exekuzioaren Amaiera</text:h>
      <text:p text:style-name="P6"><text:span text:style-name="T4">Sistema exekutatzen amaitzen denean</text:span> PCB guztiak eta memoria fisikoa askatu <text:span text:style-name="T4">egiten da</text:span>. <text:span text:style-name="T4">Garrantzitsua izaten da calloc edo malloc-ak erabiltzean programaren amaiera memoria zati horiek askatzea.</text:span></text:p>
      <text:h text:style-name="P8" text:outline-level="1">Erlojua.c</text:h>
      <text:p text:style-name="P9">Erlojua.c fitxategiak CasUnix sistemaren denbora-kudeaketa guztiaren ardura du. Fitxategi honek bi funtzio nagusi inplementatzen ditu: erlojua funtzioa, sistemaren tick-ak sortzen dituena, eta temporizadorea funtzioa, maiztasun zehatz batekin gertaerak eragiten dituena. Funtzio hauek elkarrekin lan egiten dute sistema osoaren exekuzio-erritmoa kontrolatzeko, sinkronizazio mekanismo erabiliz.</text:p>
      <text:h text:style-name="P10" text:outline-level="3">Erlojua Funtzioa</text:h>
      <text:p text:style-name="P11">Erlojua funtzioa bukle infinitu batean <text:span text:style-name="T5">funtzionatzen</text:span> d<text:span text:style-name="T5">u</text:span>, <text:span text:style-name="T5">sistema amaitzeko deia jaso arte hari independente batek exekutatzen du funtzioa.</text:span></text:p>
      <text:p text:style-name="Text_20_body">Buklearen barruan, lehenik <text:span text:style-name="T6">mutexa</text:span> <text:span text:style-name="T6">blokeatzen</text:span> du pthread_mutex_lock funtzioari deituz. <text:span text:style-name="T6">Done aldagaia erabiliz</text:span> ziurtatzen du tenporizadore guztiak beren lana egin dutela tick-a sortu baino lehen. <text:span text:style-name="T6">Erlojuak pthread_cond_wait funtzio erabiltzen du tenporizadoreekin sinkronizatzeko, f</text:span>untzio honek bi gauza egiten ditu aldi berean: mutexaren <text:span text:style-name="T6">blokeoa</text:span> askatzen du eta <text:span text:style-name="T6">bere burua</text:span> blokeatzen du seinalea iritsi arte. Horrela, tenporizadoreak <text:span text:style-name="T6">libre</text:span> daude beren lana egiteko erlojua blokeaturik dagoen bitartean.</text:p>
      <text:p text:style-name="Text_20_body">Tenporizadore guztiak <text:span text:style-name="T6">beraien lana egin dutenean</text:span>, <text:span text:style-name="T6">tick mezu bat pantailaratuko du pantailan</text:span>, sistemaren ziklo berri bat hasi dela adierazteko. Ondoren, Done aldagaia berriz zero jartzen <text:span text:style-name="T6">eta tenporizadoreen hari </text:span><text:span text:style-name="T7">guztiak</text:span><text:span text:style-name="T6"> esnatzen hurrengo ziklorako</text:span>. Gero, pcbakGarbitu funtzioari deitzen zaio, ziklo honetan amaitu diren <text:span text:style-name="T6">programa (PCB)</text:span> guztiak askatzeko. <text:span text:style-name="T6">Zikloak b</text:span>ehin eta berriro errepikatzen da sistemaAmaitu <text:span text:style-name="T6">aldagai aldatu </text:span>arte.</text:p>
      <text:h text:style-name="P10" text:outline-level="3">Tenporizadore Funtzioa</text:h>
      <text:p text:style-name="P11">Te<text:span text:style-name="T7">n</text:span>porizadorea <text:span text:style-name="T7">f</text:span>untzioak TempArgs egitura bat jasotzen du parametro gisa, egituran tenporizadorearen identifikadorea eta maiztasuna <text:span text:style-name="T7">daude</text:span>. Funtzioa hasten denean, mezu bat inprimatzen du <text:span text:style-name="T7">ze </text:span>tenporizadore hasi den eta <text:span text:style-name="T7">zenbateko</text:span> maiztasun<text:span text:style-name="T7">a</text:span> duen adierazteko.</text:p>
      <text:p text:style-name="Text_20_body"><text:span text:style-name="T7">Tenporizadorea</text:span> infinitu<text:span text:style-name="T7">ki exekutatuko da sistema amaitzen ez den bitartean</text:span>. Buklearen barruan, <text:span text:style-name="T7">tenporizadorearen maiztasuna betetzen denean</text:span> <text:span text:style-name="T7">tenporizadorea lan bat egiten du bere id-aren arabera</text:span>. Bi tenporizadore daude sistemean: lehenengo tenporizadoreak, <text:span text:style-name="T7">CPUko hari denak exekutatzen ditu eta b</text:span>igarren tenporizadoreak, scheduler-ari seinalea bidaltzeko ready ilaratik prozesu bat hartu dezan.</text:p>
      <text:p text:style-name="Text_20_body"><text:span text:style-name="T7">Temporizadoreak egin dako lana amaitzean erlojuarekin komunikatzen da erlojuak jakitzeko temporizadore honek bera lana amaitu duela.</text:span></text:p>
      <text:p text:style-name="Text_20_body">Prozesua hau errepikatzen da behin eta berriz, tenporizadore bakoitza bere maiztasunaren arabera lan egiten duelako. Lehenengo tenporizadoreak tick bakoitzean lan egiten du, eta bigarrenak <text:span text:style-name="T7">bost</text:span> tick-ean behin <text:span text:style-name="T7">(maiztasunak aldatu ahal dira)</text:span>. Horrela, sistemak exekuzio-erritmoa malgua eta konfiguragarria izaten du, tenporizadore desberdinak gehituz gero edo maiztasunak aldatuz gero.</text:p>
      <text:h text:style-name="Heading_20_3" text:outline-level="3"><text:soft-page-break/>Sinkronizazio Mekanismoa</text:h>
      <text:p text:style-name="P11">Bi funtzio hauen arteko sinkronizazioa oso garrantzitsua da sistemaren zuzen funtzionatzeko. Erlojuak eta tenporizadoreek mutex berdina erabiltzen dute, horrela elkarren gainean idatzi gabe Done aldagaia eguneratu dezakete. Condition <text:span text:style-name="T1">bi aldagai</text:span> erabiltzen dira, cond tenporizadoreak esnatzen dituelako eta cond2 berriro blokeatzen dituelako.</text:p>
      <text:p text:style-name="Text_20_body">Sekuentzia hau errepika daiteke adibide batekin: Erlojua hasten da eta mutexa <text:span text:style-name="T1">blokeatzen</text:span> du. Ondoren, Done zero dela ikustean, while baldintzan sartzen da eta pthread_cond_wait deitzen du. Une honetan, erlojua blokeatuta dago eta mutex<text:span text:style-name="T1">a</text:span> askat<text:span text:style-name="T1">zen</text:span> du. Tenporizadoreak bat eta bi esnatzen dira, Done inkrementatzen dute, beren lanak egiten dituzte, eta pthread_cond_signal deitzen diote erlojuari. Bi tenporizadoreak esnatzen direnean, Done bi da, TempCont<text:span text:style-name="T1">en</text:span> berdina. Orduan, erlojua while baldintzatik irteten da, Tick inprimatzen du, Done zero jartzen du, eta pthread_cond_broadcast deitzen du tenporizadore guztiak esnatuz. Eta zikloa berriz hasten da.</text:p>
      <text:p text:style-name="Text_20_body">Mekanismo honek ziurtatzen du tenporizadore guztiak sinkronizaturik daudela eta tick-ak erregularki sortzen direla, sistemaren exekuzio-fluxua ordenatu eta aurreikusgarria izateko.</text:p>
      <text:h text:style-name="P12" text:outline-level="1" text:is-list-header="true">Prozesuak.c</text:h>
      <text:p text:style-name="P9">Prozesuak.c fitxategiak CasUnix sistemako prozesu guztien kudeaketa egiten du. Fitxategi honek PCB egiturak sortzen ditu, prozesuen ilaran kudeatzen ditu, eta amaitu diren prozesuak garbitzen ditu. Bi datu-egitura nagusi erabiltzen ditu: ready ilara, exekutatzeko zain dauden prozesuak gordetzeko, eta amaituDirena zerrenda, memoria garbitu aurretik amaitu diren PCBak mantentzeko. Fitxategiak sei funtzio nagusi inplementatzen ditu, bakoitza zeregin zehatz bat duena prozesu baten bizitza-zikloan.</text:p>
      <text:h text:style-name="Heading_20_3" text:outline-level="3">Aldagai Globalak</text:h>
      <text:p text:style-name="Text_20_body">Fitxategiak hiru aldagai global mantentzen ditu. Last_ID aldagaiak hurrengo prozesuari esleitu beharreko identifikadorea gordetzen du, bat balioarekin hasieratua. Ready aldagaia prozesu_ilara egitura bat da, exekutatzeko zain dauden prozesu guztiak ilara batean antolatzeko. AmaituDirena aldagaia pcb_zerrenda egitura bat da, exekuzioa amaitu duten baina oraindik memoria askatu ez duten PCBak gordetzen dituena. Zerrenda hau beharrezkoa da PCB bat oraindik erabiltzen den bitartean memoria askatzea saihesteko.</text:p>
      <text:h text:style-name="Heading_20_3" text:outline-level="3">ProzesuakSortu Funtzioa</text:h>
      <text:p text:style-name="Text_20_body">ProzesuakSortu funtzioa PCB berri bat sortzen du eta hasieratzen du. Funtzioak garrantzi parametro bat jasotzen du, prozesuaren lehentasuna zehazteko. Lehenik, PCB egiturarako memoria dinamikoki alokatzen du malloc funtzioaren bidez. Ondoren, PCB berriaren eremu guztiak hasieratzen <text:span text:style-name="T8">ditu</text:span>. Running eremua zero jarri da, prozesua oraindik exekutatzen ez delako. PreferentziaCPU aldagaia minus bat da hasieran, prozesuak ez duelako core zehatzik nahiago izan. Garrantzia eremua parametro gisa jasotako balioarekin hasieratzen da. Pid eremua last_ID aldagaiaren balio arruntarekin ezartzen da, eta gero last_ID inkrementatzen da hurrengo prozesuarentzat. Azkenik, PCB berriaren punteroa itzultzen du <text:span text:style-name="T8">deia egin duen funtzioari</text:span>.</text:p>
      <text:h text:style-name="Heading_20_3" text:outline-level="3"><text:soft-page-break/>ProzesuaPick Funtzioa</text:h>
      <text:p text:style-name="Text_20_body">ProzesuaPick funtzioak ready ilarako lehenengo PCBa itzultzen du, baina ez du ilaratik kentzen. Funtzio hau erabilgarria da hurrengo exekutatuko den prozesua ikusteko ilara aldatu gabe. Funtzioa oso sinplea da: ready.lehena NULL ez bada, lehenengo zatiko PCBaren punteroa itzultzen du. Bestela, ilara hutsik badago, PCB huts bat sortzen du malloc erabiliz, pid minus bat duela, eta punteroa itzultzen du. PCB huts hau bereizgarri bat da ilararekin arazoak badaude jakiteko.</text:p>
      <text:h text:style-name="Heading_20_3" text:outline-level="3">ProzesuaPoll Funtzioa</text:h>
      <text:p text:style-name="Text_20_body">ProzesuaPoll funtzioa prozesuaPick funtzioarekin antzekoa da, baina desberdintasun garrantzitsu bat du: ilaratik kentzen du prozesua itzuli aurretik. Funtzioak ready ilara hutsik ez dagoela egiaztatzen du lehenengo zatia existitzen dela begiratuz. Ilaran prozesuak badaude, lehenengo <text:span text:style-name="T9">PCBaren</text:span> punteroa gordetzen du. Ondoren, ready.lehena punteroa eguneratzen du hurrengo <text:span text:style-name="T9">PCBra</text:span> apuntatuz. Hurrengo pausuan, <text:span text:style-name="T9">hurrengo PCBrik ez bada existitzen</text:span> ready <text:span text:style-name="T9">ilarako </text:span>azkena NULL jar<text:span text:style-name="T9">tzen </text:span>da, ilararen egoera koherentea mantentzeko, <text:span text:style-name="T9">i</text:span>lara hutsik geratu bada, azkena ere hutsik egon behar d<text:span text:style-name="T9">elako</text:span>. Azkenik, lehenengo zati zaharra askatu egiten da free funtzioaren bidez, memoria ihesa saihesteko, eta <text:span text:style-name="T9">barruan zuen </text:span>PCBaren punteroa itzultzen du. Ilara hutsik badago, prozesuaPick funtzioaren antzera PCB huts bat sortzen eta itzultzen du.</text:p>
      <text:h text:style-name="Heading_20_3" text:outline-level="3">ProzesuaPush Funtzioa</text:h>
      <text:p text:style-name="Text_20_body">ProzesuaPush funtzioa prozesu bat ready ilaran txertatzen du, garrantziaren arabera <text:span text:style-name="T9">ilarako posizio baten edo bestean sartuko du</text:span>. Funtzioak PCB punteroa jasotzen du parametro gisa eta lehenik nodo berri bat sortzen du dinamikoki. Nodo honek bi eremu ditu: PCBaren punteroa eta hurrengo nodoaren punteroa. PCBaren running eremua zero jartzen da, prozesua ilaran dagoelako eta ez CPUan. Ondoren, ilara hutsik ez dagoela egiaztatzen du ready.azkena NULL ez den begiratuz.</text:p>
      <text:p text:style-name="Text_20_body">Ilaran prozesuak badaude, nodo berria txertatu behar da garrantziaren arabera kokapen egokian. Horretarako, momentukoa aldagaia erabiltzen da ilararen hasieratik abiatzeko. While bukle batek ilararen zehar ibiltzen du, hurrengo nodoa existitzen den eta hurrengo nodoaren PCBak garrantzia handiagoa duen bitartean. Buklea amaitzean, momentukoa nodoak leku egokia adierazten du, non nodo berria txertatu behar den.</text:p>
      <text:p text:style-name="Text_20_body">Hiru kasu posible daude txertatzeko. Lehenengo kasuan, nodo berria ilararen hasieran txertatu behar da, momentukoa lehenengo nodoa denean eta nodo horren PCBak garrantzia txikiagoa edo berdina duenean. Kasu honetan, nodo berriak ilararen hasierara apuntatzen du eta ready.lehena eguneratzen da. Bigarren kasuan, nodo berria erdian txertatu behar da, momentukoa eta hurrengo nodoaren artean. Hirugarren kasuan, nodo berria ilararen amaieran txertatu behar da, eta ready.azkena eguneratu behar da.</text:p>
      <text:p text:style-name="Text_20_body">Ilara hutsik badago, prozesua askoz errazagoa da. Ready.lehena eta ready.azkena nodo berrira apuntatzen dira, eta nodo berriaren hurrengoa NULL jar<text:span text:style-name="T9">tzen</text:span> da, elementu bakarra delako.</text:p>
      <text:h text:style-name="Heading_20_3" text:outline-level="3">PcbAmaituMarkatu Funtzioa</text:h>
      <text:p text:style-name="Text_20_body">PcbAmaituMarkatu funtzioak prozesu bat amaitu diren zerrendara gehitzen du, berehala memoria askatu gabe. Hau garrantzitsua da PCB bat oraindik erabiltzen den bitartean memoria askatzea saihesteko <text:span text:style-name="T9">eta core dump errorea ez dadin gertatu</text:span>. Funtzioak PCB punteroa jasotzen du parametro gisa eta <text:span text:style-name="T9">amaituen ilara hutsik </text:span>ez d<text:span text:style-name="T9">agoela</text:span> egiaztatzen du. Ondoren, nodo berri bat sortzen du <text:soft-page-break/>dinamikoki, eta PCBaren punteroa eta hurrengo nodoaren punteroa ezartzen ditu. Nodo berria <text:span text:style-name="T9">amaituen</text:span> <text:span text:style-name="T9">ilara</text:span> hasieran txertatzen da, lehenengo nodora apuntatuz. Azkenik, mezu bat inprimatzen du pantailan, PCB zehatz bat zerrendara gehitu dela adierazteko.</text:p>
      <text:h text:style-name="Heading_20_3" text:outline-level="3">PcbakGarbitu Funtzioa</text:h>
      <text:p text:style-name="Text_20_body">PcbakGarbitu funtzioak <text:span text:style-name="T10">amaituen ilarako</text:span> PCB guztien memoria askatzen du. Funtzio hau erlojuak deitzen du tick bakoitzean, aurreko zikloan amaitu diren prozesuak garbitzeko. <text:span text:style-name="T10">Ilara osoa zeharkatzen du bertako PCB guztiak askatzen.</text:span></text:p>
      <text:p text:style-name="Text_20_body"><text:span text:style-name="T10">Ilara</text:span> osoa prozesatu ondoren, PCB bat edo gehiago askatu badira, mezu bat inprimatzen da pantailan zenbat PCB askatu diren adierazteko. Funtzio hau ezinbestekoa da memoria ihesa saihesteko, prozesuak etengabe sortzen eta amaitzen direlako sistemaren exekuzio osoan zehar.</text:p>
      <text:h text:style-name="Heading_20_3" text:outline-level="3">Datu-Egituren Koherentzia</text:h>
      <text:p text:style-name="P13">Prozesuak.c fitxategiak bi datu-egitura konplexu kudeatzen ditu modu koherentean. Ready ilara beti garrantziaren arabera ordenatuta dago, lehentasun handieneko prozesuak lehenik exekutatuko direlarik. Ilara egitura <text:span text:style-name="T10">ilara</text:span> lotuaren bidez inplementatuta dago, txertatzea eta kentzea eraginkortasunez egiteko. <text:span text:style-name="T10">Amaituen</text:span> <text:span text:style-name="T10">ilara</text:span> askoz sinpleagoa da, hasieratik bakarrik sartzen eta kentzen direlako elementuak. Bi egiturak elkarrekin lan egiten dute prozesu baten bizitza-ziklo osoa kudeatzeko. Kudeaketa hau guztia memoria ihesik gabe eta deadlock-ik gabe egiten da, sinkronizazio egokia eta puntero kudeaketa zorrotza dela medio.</text:p>
      <text:h text:style-name="P14" text:outline-level="1">Cpu.c</text:h>
      <text:p text:style-name="P15">Cpu.c fitxategiak CasUnix sistemaren prozesagailu osoa kudeatzen du, hardware haria bakoitzaren funtzionamendua eta memoria birtualaren itzulpen-sistema <text:span text:style-name="T11">(MMU)</text:span> barne. <text:span text:style-name="T11">Fitxategi honek</text:span> helbide birtualetatik fisikora itzulpena egiteko beharrezko funtzio guztiak inplementatzen ditu, TLB cache-aren kudeaketa barne. Fitxategiak sei funtzio nagusi ditu CPU kudeaketarako eta bost funtzio MMU eta TLB sistemaren funtzionamendurako.</text:p>
      <text:h text:style-name="Heading_20_3" text:outline-level="3">Aldagai Globalak</text:h>
      <text:p text:style-name="P16">Fitxategiak lau aldagai global mantentzen ditu sistemaren exekuzio-egoera kontrolatzeko. CPU aldagaia egitura nagusia da, core guztiak eta harien informazio osoa gordetzen duena. HariTotalak aldagaiak sistemako hardware hari guztien kopurua gordetzen du, core kopurua eta core bakoitzeko hari kopurua biderkatuz kalkulatzen dena. AzkenCorea eta azkenHaria aldagaiek round-robin algoritmoan erabiltzen dira, hurrengo exekutatuko den haria aukeratzeko. Aldagai hauek oso garrantzitsuak dira Dispatcher-ak haria askea aurkitzeko eta lanaren banaketa ekitatiboa bermatzeko.</text:p>
      <text:h text:style-name="Heading_20_3" text:outline-level="3">CpuHasieratu Funtzioa</text:h>
      <text:p text:style-name="P16">CpuHasieratu funtzioak sistemaren CPU osoa konfiguratzen du dinamikoki, core kopurua eta core bakoitzeko hari kopurua parametro gisa jasota. Lehenik, hariTotalak aldagaia kalkulatzen du bi parametroak biderkatuz. Ondoren, cpu egituran core kopurua eta hari kopurua gordetzen ditu. HariakIlara array-a alokatzen du, hari guztietara atzipen zuzena izateko round-robin algoritmoa <text:soft-page-break/>erabiltzean. Array hau bi dimentsio bihurtzeko modukoa da, baina dimentsio bakarrean inplementatzen da eraginkorragoa izateko.</text:p>
      <text:p text:style-name="P16">Jarraian, coreak array-a alokatzen du, core bakoitzarentzat egitura bat izateko. Bi bukle nested erabiltzen dira core eta hari guztiak hasieratzeko. Kanpoko bukleak core bakoitza prozesatzen du, eta bakoitzarentzat hariak array-a alokatzen du dinamikoki. Barruko bukleak core horretako hari bakoitza hasieratzen du. Hari bakoitzarentzat, libre eremua bat jartzen da, hasieran prozesurik ez duelako. CoreID eta hariaID eremuak ezartzen dira identifikatzeko. Pcb eremua NULL jartzen da, oraindik prozesurik esleitu ez zaiolako. PC, IR eta PTBR erregistroak zeroz hasieratzen dira. Hamaseiko erregistro orokorrak ere zeroz jartzen dira bukle baten bidez. Ondoren, mmuHasieratu funtzioari deitzen zaio hari horretako MMU sistema prestatzeko.</text:p>
      <text:p text:style-name="P16">Azken pausuan, hariakIlara array-a betetzen da core eta hari guztiekin. Indizea kalkulatzen da core zenbakia bider core bakoitzeko hari kopurua gehi hari zenbakia. Array honetan, hariak lerrokatuta daude round-robin moduan exekutatzeko. Hasieraketa osoa egitean, sistemak lau hardware hari ditu prest, bi coretan banatuta, bakoitza bere MMU eta TLB sistema independentea duela.</text:p>
      <text:h text:style-name="Heading_20_3" text:outline-level="3">MmuHasieratu Funtzioa</text:h>
      <text:p text:style-name="P16">MmuHasieratu funtzioak hari baten MMU sistema prestatzen du memoria birtualaren itzulpenerako. Funtzioak haria egituraren punteroa jasotzen du parametro gisa. Lehenik, MMU gaituta eremua bat jartzen da, sistema aktibatuta dagoela adierazteko. Itzulpenak eta orriHutsigitea eremuak zeroz hasieratzen dira, estatistikak kontatzeko. Ondoren, tlbHasieratu funtzioari deitzen zaio TLB cache-a prestatzeko. MMU hasieraketa hau ezinbestekoa da helbide birtualak fisikora itzul daitezen, sistema osoaren funtzionamendua memoria birtualean oinarritzen delako.</text:p>
      <text:h text:style-name="Heading_20_3" text:outline-level="3">TlbHasieratu Funtzioa</text:h>
      <text:p text:style-name="P16">TlbHasieratu funtzioak hariaren TLB cache osoa zeroz jartzen du. TLB-k hamaseiko sarrera ditu, eta funtzio honek sarrera guztiak hutsik uzten ditu. For bukle batek hamaseiko iterazioak egiten ditu, sarrera bakoitza aztertuz. Sarrera bakoitzarentzat, helbideBirtuala eta helbideFisikoa eremuak zeroz jartzen dira. Baliozkoa eremua zeroz ezartzen da, sarrerak ez duela informazio egiaztaturik adierazteko. Aldatu eremua ere zeroz jartzen da. TLB egituran, hits eta misses aldagaiak zeroz hasieratzen dira, estatistika garbiekin hasteko. HurrengoSarrera aldagaia zeroz jartzen da, round-robin ordena lehenetik abiatuz. Hasieraketa hau beharrezkoa da TLB-k zuzen funtzionatu dezan lehen itzulpenetik aurrera.</text:p>
      <text:h text:style-name="Heading_20_3" text:outline-level="3">TlbBilatu Funtzioa</text:h>
      <text:p text:style-name="P16">TlbBilatu funtzioak helbide birtual bat TLB cache-an bilatzen du, itzulpena modu azkarrean egiteko. Funtzioak bi parametro jasotzen ditu: TLB egiturak punteroa eta bilatu beharreko helbide birtuala. For bukle batek hamaseiko sarrera guztiak zeharkatzen ditu sekuentzialki. Sarrera bakoitzarentzat, baliozkoa eremua eta helbideBirtuala eremuak egiaztatzen ditu. Bi baldintzak betetzen badira, hit bat gertatu da, eta hits aldagaia inkrementatzen da. Sarrera horretako helbide fisikoa itzultzen du emaitza gisa, itzulpena zuzenean eginda. TLB-n aurkitu ez bada, buklearen ondoren misses aldagaia inkrementatzen da. Kasu honetan, funtzio honek zero x F F F F F F F F balioa itzultzen du, bereizgarri bat aurkitu ez dela adierazteko. Balio hau erabiltzaileak orri-taulara joan behar duela esan nahi du.</text:p>
      <text:h text:style-name="Heading_20_3" text:outline-level="3"><text:soft-page-break/>TlbSartu Funtzioa</text:h>
      <text:p text:style-name="P16">TlbSartu funtzioak sarrera berri bat TLB cache-an txertatzen du, orri-taulatik jasotako itzulpena gordetzeko. Funtzioak hiru parametro jasotzen ditu: TLB egiturak punteroa, helbide birtuala eta helbide fisikoa. Lehenik, idx aldagaia kalkulatzen du HurrengoSarrera eremuaren balio arruntak erabiliz. Ondoren, idx posizio horretako sarreraren eremu guztiak betetzen ditu. HelbideBirtuala eremua parametro gisa jasotako balioarekin ezartzen da. HelbideFisikoa eremua ere parametrotik hartzen da. Baliozkoa eremua bat jartzen da, sarrerak informazio egiaztatua duela adierazteko. Aldatu eremua zeroz jartzen da hasieran.</text:p>
      <text:p text:style-name="P16">Sarrera berria txertatu ondoren, HurrengoSarrera eremuak eguneratzen du hurrengo txertaketarako. Balioak bat gehitzen zaio, eta modulu hamaseirekin egiten da, zero eta hamabost arteko balioa bermatzeko. Horrela, TLB-k round-robin ordena erabiltzen du sarrera zaharrenak ordezkatzeko. Estrategia hau sinplea da baina eraginkorra, lokalitate tenporala aprobetxatzen duelako. Sarrera berri bat txertatzen denean, etorkizunean berriro erabiltzeko probabilitatea handia da, eta zaharrenak ordezkatzea zentzuzkoa da.</text:p>
      <text:h text:style-name="Heading_20_3" text:outline-level="3">TlbGarbitu Funtzioa</text:h>
      <text:p text:style-name="P16">TlbGarbitu funtzioak TLB cache osoa hutsten du, sarrera guztiak baliogabetu eginez. Funtzio hau deitzen da testuinguru-aldaketa bat gertatzen denean, prozesu berri bat hardware hari batean kargatzean adibidez. Funtzioak TLB egiturak punteroa jasotzen du parametro gisa. For bukle batek hamaseiko sarrera guztiak zeharkatzen ditu, eta sarrera bakoitzarentzat baliozkoa eremua zeroz jartzen du. Beste eremuak ez dira aldatzen, bakarrik baliozkoa baliogabetzea aski delako TLB hutsa uzteko. Buklearen ondoren, HurrengoSarrera aldagaia zeroz jartzen da, lehenetik abiatuz hurrengo txertaketetarako. Garbiketa hau beharrezkoa da prozesu desberdinetako helbideak nahastu ez daitezen TLB cache-an.</text:p>
      <text:h text:style-name="Heading_20_3" text:outline-level="3">MmuEstadistikakErakutsi Funtzioa</text:h>
      <text:p text:style-name="P16">MmuEstadistikakErakutsi funtzioak hariaren MMU sistemaren estatistikak pantailaratu egiten ditu, sistemaren errendimendua analizatzeko. Funtzioak haria egiturak punteroa jasotzen du parametro gisa. Lehenik, goiburu bat inprimatzen du adieraziz estatistikak hasi direla. Ondoren, hariaren identifikadorea eta core-aren identifikadorea erakusten ditu. Itzulpenen kopuru totala inprimatzen da, zenbat aldiz helbide birtual batetik fisikora itzuli den adierazteko. TLB hits eta TLB misses kopuruak ere erakusten dira, cache-aren eraginkortasuna neurtzeko.</text:p>
      <text:p text:style-name="P16">Itzulpen bat edo gehiago egin badira, hit rate kalkulatzen da portzentajean. Hits kopurua itzulpen totalarekin zatitzen da eta ehun bider egiten da portzentajea lortzeko. Balioa bi dezimalekin inprimatzen da. Page faults kopurua ere erakusten da, nahiz eta gaur egun beti zero izan memoria swap-ik ez dagoelako. Amaieran, goiburua itxi eta lerro bat uzten da hurrengo irteera bereiziz. Estatistika hauek oso erabilgarriak dira sistemaren funtzionamendua ulertzeko eta TLB cache-ak benetan laguntzen duen ikusteko. Hit rate altua lortzea garrantzitsua da, bestela memoria fisikora atzipenak astunak dira eta sistemaren errendimendua murriztea eragiten dute.</text:p>
      <text:h text:style-name="Heading_20_3" text:outline-level="3">CPU Egituraren Antolaketa</text:h>
      <text:p text:style-name="P16">Cpu.c fitxategiak CPU egitura hierarkiko bat kudeatzen du hiru mailatan. Lehen mailan CPU nagusia dago, core kopurua eta hari kopurua informazioarekin. Bigarren mailan coreak daude, <text:soft-page-break/>bakoitza bere hariak array-a duela. Hirugarren mailan hardware hariak daude, bakoitza bere PCB, MMU, TLB, erregistroak eta exekuzio-egoera duela. Antolaketa hau multicore eta multithreading sistemak simulatzeko aproposa da, benetako hardware arkitektura antzekoa delako. Hariakiko memoria cache bakoitzak independentea da, benetako hardware-an bezala. Horrela, testuinguru-aldaketak errealista simulatzen dira, TLB garbitu behar delako prozesu berri bat kargatzean. Egitura osoaren hasieraketa eta kudeaketa zorrotza da, memoria ihesik ez izateko eta deadlock-ak saihesteko, sistemaren egonkortasuna eta fidagarritasuna bermatuz.</text:p>
      <text:p text:style-name="P9"/>
      <text:p text:style-name="P9"/>
      <text:p text:style-name="P9"/>
      <text:p text:style-name="P9"/>
      <text:p text:style-name="P9"/>
      <text:p text:style-name="P9"/>
      <text:p text:style-name="P9"/>
      <text:p text:style-name="P15"/>
      <text:h text:style-name="P8" text:outline-level="1"/>
      <text:h text:style-name="P8" text:outline-level="1">Cpu.c</text:h>
      <text:h text:style-name="P8" text:outline-level="1">Scheduler.c</text:h>
      <text:h text:style-name="P8" text:outline-level="1">Dispatcher.c</text:h>
      <text:h text:style-name="P8" text:outline-level="1">ExekuzioMotorra.c</text:h>
      <text:h text:style-name="P8" text:outline-level="1">Gertaerak.c</text:h>
      <text:h text:style-name="P8" text:outline-level="1">Loader.c</text:h>
      <text:h text:style-name="P8" text:outline-level="1">Memoria.c</text:h>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u"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8:43:47.344170162</meta:creation-date>
    <dc:date>2026-01-06T14:08:41.599226440</dc:date>
    <meta:editing-duration>PT1H50M39S</meta:editing-duration>
    <meta:editing-cycles>9</meta:editing-cycles>
    <meta:generator>LibreOffice/25.2.3.2$Linux_X86_64 LibreOffice_project/520$Build-2</meta:generator>
    <meta:document-statistic meta:table-count="0" meta:image-count="0" meta:object-count="0" meta:page-count="9" meta:paragraph-count="94" meta:word-count="3125" meta:character-count="24896" meta:non-whitespace-character-count="21864"/>
  </office:meta>
</office:document-meta>
</file>